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4.7783">
            <text:p>84.7783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90.4169">
            <text:p>90.4169</text:p>
          </table:table-cell>
          <table:table-cell office:value-type="float" office:value="3805">
            <text:p>3805</text:p>
          </table:table-cell>
        </table:table-row>
        <table:table-row table:style-name="ro1">
          <table:table-cell office:value-type="float" office:value="90.726">
            <text:p>90.726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90.1652">
            <text:p>90.1652</text:p>
          </table:table-cell>
          <table:table-cell office:value-type="float" office:value="4235">
            <text:p>4235</text:p>
          </table:table-cell>
        </table:table-row>
        <table:table-row table:style-name="ro1">
          <table:table-cell office:value-type="float" office:value="90.0136">
            <text:p>90.0136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90.3988">
            <text:p>90.3988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90.2238">
            <text:p>90.2238</text:p>
          </table:table-cell>
          <table:table-cell office:value-type="float" office:value="1057">
            <text:p>1057</text:p>
          </table:table-cell>
        </table:table-row>
        <table:table-row table:style-name="ro1">
          <table:table-cell office:value-type="float" office:value="89.5162">
            <text:p>89.5162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89.6201">
            <text:p>89.6201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90.0563">
            <text:p>90.0563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89.6548">
            <text:p>89.6548</text:p>
          </table:table-cell>
          <table:table-cell office:value-type="float" office:value="1985">
            <text:p>1985</text:p>
          </table:table-cell>
        </table:table-row>
        <table:table-row table:style-name="ro1">
          <table:table-cell office:value-type="float" office:value="90.4762">
            <text:p>90.4762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90.0605">
            <text:p>90.0605</text:p>
          </table:table-cell>
          <table:table-cell office:value-type="float" office:value="3232">
            <text:p>3232</text:p>
          </table:table-cell>
        </table:table-row>
        <table:table-row table:style-name="ro1">
          <table:table-cell office:value-type="float" office:value="89.5484">
            <text:p>89.5484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89.4432">
            <text:p>89.4432</text:p>
          </table:table-cell>
          <table:table-cell office:value-type="float" office:value="2538">
            <text:p>2538</text:p>
          </table:table-cell>
        </table:table-row>
        <table:table-row table:style-name="ro1">
          <table:table-cell office:value-type="float" office:value="90.3538">
            <text:p>90.3538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90.0009">
            <text:p>90.0009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office:value-type="float" office:value="89.5527">
            <text:p>89.5527</text:p>
          </table:table-cell>
          <table:table-cell office:value-type="float" office:value="2341">
            <text:p>2341</text:p>
          </table:table-cell>
        </table:table-row>
        <table:table-row table:style-name="ro1">
          <table:table-cell office:value-type="float" office:value="89.874">
            <text:p>89.874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89.6835">
            <text:p>89.6835</text:p>
          </table:table-cell>
          <table:table-cell office:value-type="float" office:value="7687">
            <text:p>7687</text:p>
          </table:table-cell>
        </table:table-row>
        <table:table-row table:style-name="ro1">
          <table:table-cell office:value-type="float" office:value="89.9347">
            <text:p>89.9347</text:p>
          </table:table-cell>
          <table:table-cell office:value-type="float" office:value="2927">
            <text:p>2927</text:p>
          </table:table-cell>
        </table:table-row>
        <table:table-row table:style-name="ro1">
          <table:table-cell office:value-type="float" office:value="90.3879">
            <text:p>90.3879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89.8261">
            <text:p>89.8261</text:p>
          </table:table-cell>
          <table:table-cell office:value-type="float" office:value="1874">
            <text:p>1874</text:p>
          </table:table-cell>
        </table:table-row>
        <table:table-row table:style-name="ro1">
          <table:table-cell office:value-type="float" office:value="90.2721">
            <text:p>90.2721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float" office:value="89.979">
            <text:p>89.979</text:p>
          </table:table-cell>
          <table:table-cell office:value-type="float" office:value="6720">
            <text:p>6720</text:p>
          </table:table-cell>
        </table:table-row>
        <table:table-row table:style-name="ro1">
          <table:table-cell office:value-type="float" office:value="89.2286">
            <text:p>89.2286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89.6088">
            <text:p>89.6088</text:p>
          </table:table-cell>
          <table:table-cell office:value-type="float" office:value="3653">
            <text:p>3653</text:p>
          </table:table-cell>
        </table:table-row>
        <table:table-row table:style-name="ro1">
          <table:table-cell office:value-type="float" office:value="89.5478">
            <text:p>89.5478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89.5243">
            <text:p>89.5243</text:p>
          </table:table-cell>
          <table:table-cell office:value-type="float" office:value="7583">
            <text:p>7583</text:p>
          </table:table-cell>
        </table:table-row>
        <table:table-row table:style-name="ro1">
          <table:table-cell office:value-type="float" office:value="89.622">
            <text:p>89.622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90.1239">
            <text:p>90.1239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90.1621">
            <text:p>90.1621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89.738">
            <text:p>89.738</text:p>
          </table:table-cell>
          <table:table-cell office:value-type="float" office:value="3735">
            <text:p>3735</text:p>
          </table:table-cell>
        </table:table-row>
        <table:table-row table:style-name="ro1">
          <table:table-cell office:value-type="float" office:value="89.4586">
            <text:p>89.4586</text:p>
          </table:table-cell>
          <table:table-cell office:value-type="float" office:value="7092">
            <text:p>7092</text:p>
          </table:table-cell>
        </table:table-row>
        <table:table-row table:style-name="ro1">
          <table:table-cell office:value-type="float" office:value="90.0572">
            <text:p>90.0572</text:p>
          </table:table-cell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89.6567">
            <text:p>89.6567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89.4766">
            <text:p>89.476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89.6288">
            <text:p>89.6288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89.7381">
            <text:p>89.7381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89.3086">
            <text:p>89.3086</text:p>
          </table:table-cell>
          <table:table-cell office:value-type="float" office:value="3683">
            <text:p>3683</text:p>
          </table:table-cell>
        </table:table-row>
        <table:table-row table:style-name="ro1">
          <table:table-cell office:value-type="float" office:value="89.6353">
            <text:p>89.6353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float" office:value="90.3899">
            <text:p>90.389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89.5202">
            <text:p>89.5202</text:p>
          </table:table-cell>
          <table:table-cell office:value-type="float" office:value="3771">
            <text:p>3771</text:p>
          </table:table-cell>
        </table:table-row>
        <table:table-row table:style-name="ro1">
          <table:table-cell office:value-type="float" office:value="89.9719">
            <text:p>89.9719</text:p>
          </table:table-cell>
          <table:table-cell office:value-type="float" office:value="1193">
            <text:p>1193</text:p>
          </table:table-cell>
        </table:table-row>
        <table:table-row table:style-name="ro1">
          <table:table-cell office:value-type="float" office:value="90.3997">
            <text:p>90.3997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89.6937">
            <text:p>89.6937</text:p>
          </table:table-cell>
          <table:table-cell office:value-type="float" office:value="2295">
            <text:p>2295</text:p>
          </table:table-cell>
        </table:table-row>
        <table:table-row table:style-name="ro1">
          <table:table-cell office:value-type="float" office:value="89.3876">
            <text:p>89.3876</text:p>
          </table:table-cell>
          <table:table-cell office:value-type="float" office:value="2594">
            <text:p>2594</text:p>
          </table:table-cell>
        </table:table-row>
        <table:table-row table:style-name="ro1">
          <table:table-cell office:value-type="float" office:value="90.5113">
            <text:p>90.5113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89.9303">
            <text:p>89.9303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89.7682">
            <text:p>89.7682</text:p>
          </table:table-cell>
          <table:table-cell office:value-type="float" office:value="2963">
            <text:p>2963</text:p>
          </table:table-cell>
        </table:table-row>
        <table:table-row table:style-name="ro1">
          <table:table-cell office:value-type="float" office:value="89.6888">
            <text:p>89.6888</text:p>
          </table:table-cell>
          <table:table-cell office:value-type="float" office:value="1211">
            <text:p>1211</text:p>
          </table:table-cell>
        </table:table-row>
        <table:table-row table:style-name="ro1">
          <table:table-cell office:value-type="float" office:value="90.008">
            <text:p>90.008</text:p>
          </table:table-cell>
          <table:table-cell office:value-type="float" office:value="2860">
            <text:p>2860</text:p>
          </table:table-cell>
        </table:table-row>
        <table:table-row table:style-name="ro1">
          <table:table-cell office:value-type="float" office:value="89.9594">
            <text:p>89.9594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89.6475">
            <text:p>89.6475</text:p>
          </table:table-cell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87.1013">
            <text:p>87.101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89.6741">
            <text:p>89.6741</text:p>
          </table:table-cell>
          <table:table-cell office:value-type="float" office:value="7994">
            <text:p>7994</text:p>
          </table:table-cell>
        </table:table-row>
        <table:table-row table:style-name="ro1">
          <table:table-cell office:value-type="float" office:value="89.7593">
            <text:p>89.7593</text:p>
          </table:table-cell>
          <table:table-cell office:value-type="float" office:value="8318">
            <text:p>8318</text:p>
          </table:table-cell>
        </table:table-row>
        <table:table-row table:style-name="ro1">
          <table:table-cell office:value-type="float" office:value="89.9846">
            <text:p>89.9846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 office:value-type="float" office:value="90.1779">
            <text:p>90.1779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89.6074">
            <text:p>89.6074</text:p>
          </table:table-cell>
          <table:table-cell office:value-type="float" office:value="5713">
            <text:p>5713</text:p>
          </table:table-cell>
        </table:table-row>
        <table:table-row table:style-name="ro1">
          <table:table-cell office:value-type="float" office:value="89.5355">
            <text:p>89.5355</text:p>
          </table:table-cell>
          <table:table-cell office:value-type="float" office:value="3275">
            <text:p>3275</text:p>
          </table:table-cell>
        </table:table-row>
        <table:table-row table:style-name="ro1">
          <table:table-cell office:value-type="float" office:value="89.4203">
            <text:p>89.4203</text:p>
          </table:table-cell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89.3474">
            <text:p>89.3474</text:p>
          </table:table-cell>
          <table:table-cell office:value-type="float" office:value="5733">
            <text:p>5733</text:p>
          </table:table-cell>
        </table:table-row>
        <table:table-row table:style-name="ro1">
          <table:table-cell office:value-type="float" office:value="89.7922">
            <text:p>89.7922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89.4591">
            <text:p>89.4591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float" office:value="89.3714">
            <text:p>89.3714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89.83">
            <text:p>89.83</text:p>
          </table:table-cell>
          <table:table-cell office:value-type="float" office:value="5398">
            <text:p>5398</text:p>
          </table:table-cell>
        </table:table-row>
        <table:table-row table:style-name="ro1">
          <table:table-cell office:value-type="float" office:value="89.7445">
            <text:p>89.7445</text:p>
          </table:table-cell>
          <table:table-cell office:value-type="float" office:value="5683">
            <text:p>5683</text:p>
          </table:table-cell>
        </table:table-row>
        <table:table-row table:style-name="ro1">
          <table:table-cell office:value-type="float" office:value="90.1819">
            <text:p>90.1819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89.6962">
            <text:p>89.6962</text:p>
          </table:table-cell>
          <table:table-cell office:value-type="float" office:value="1411">
            <text:p>1411</text:p>
          </table:table-cell>
        </table:table-row>
        <table:table-row table:style-name="ro1">
          <table:table-cell office:value-type="float" office:value="89.6136">
            <text:p>89.613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89.8443">
            <text:p>89.8443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office:value-type="float" office:value="89.5442">
            <text:p>89.5442</text:p>
          </table:table-cell>
          <table:table-cell office:value-type="float" office:value="4525">
            <text:p>4525</text:p>
          </table:table-cell>
        </table:table-row>
        <table:table-row table:style-name="ro1">
          <table:table-cell office:value-type="float" office:value="89.4228">
            <text:p>89.4228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float" office:value="89.1647">
            <text:p>89.1647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89.5363">
            <text:p>89.5363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89.4953">
            <text:p>89.4953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90.082">
            <text:p>90.082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9.1948">
            <text:p>89.1948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89.7551">
            <text:p>89.755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89.083">
            <text:p>89.083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float" office:value="89.5669">
            <text:p>89.5669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89.6493">
            <text:p>89.6493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91.2226">
            <text:p>91.2226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89.6986">
            <text:p>89.6986</text:p>
          </table:table-cell>
          <table:table-cell office:value-type="float" office:value="3749">
            <text:p>3749</text:p>
          </table:table-cell>
        </table:table-row>
        <table:table-row table:style-name="ro1">
          <table:table-cell office:value-type="float" office:value="89.2933">
            <text:p>89.2933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float" office:value="89.838">
            <text:p>89.838</text:p>
          </table:table-cell>
          <table:table-cell office:value-type="float" office:value="1368">
            <text:p>1368</text:p>
          </table:table-cell>
        </table:table-row>
        <table:table-row table:style-name="ro1">
          <table:table-cell office:value-type="float" office:value="89.7036">
            <text:p>89.7036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89.9304">
            <text:p>89.9304</text:p>
          </table:table-cell>
          <table:table-cell office:value-type="float" office:value="2437">
            <text:p>2437</text:p>
          </table:table-cell>
        </table:table-row>
        <table:table-row table:style-name="ro1">
          <table:table-cell office:value-type="float" office:value="89.7981">
            <text:p>89.7981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89.7853">
            <text:p>89.7853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float" office:value="89.5316">
            <text:p>89.5316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89.7178">
            <text:p>89.7178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90.025">
            <text:p>90.02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9.6126">
            <text:p>89.6126</text:p>
          </table:table-cell>
          <table:table-cell office:value-type="float" office:value="5893">
            <text:p>5893</text:p>
          </table:table-cell>
        </table:table-row>
        <table:table-row table:style-name="ro1">
          <table:table-cell office:value-type="float" office:value="89.3828">
            <text:p>89.3828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89.7369">
            <text:p>89.7369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90.1756">
            <text:p>90.175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1.0818">
            <text:p>91.0818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89.7078">
            <text:p>89.7078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90.3512">
            <text:p>90.3512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89.657">
            <text:p>89.657</text:p>
          </table:table-cell>
          <table:table-cell office:value-type="float" office:value="5026">
            <text:p>5026</text:p>
          </table:table-cell>
        </table:table-row>
        <table:table-row table:style-name="ro1">
          <table:table-cell office:value-type="float" office:value="89.6473">
            <text:p>89.6473</text:p>
          </table:table-cell>
          <table:table-cell office:value-type="float" office:value="7395">
            <text:p>7395</text:p>
          </table:table-cell>
        </table:table-row>
        <table:table-row table:style-name="ro1">
          <table:table-cell office:value-type="float" office:value="89.5683">
            <text:p>89.5683</text:p>
          </table:table-cell>
          <table:table-cell office:value-type="float" office:value="3667">
            <text:p>3667</text:p>
          </table:table-cell>
        </table:table-row>
        <table:table-row table:style-name="ro1">
          <table:table-cell office:value-type="float" office:value="89.5353">
            <text:p>89.5353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office:value-type="float" office:value="89.4773">
            <text:p>89.4773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float" office:value="89.0707">
            <text:p>89.0707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89.5384">
            <text:p>89.5384</text:p>
          </table:table-cell>
          <table:table-cell office:value-type="float" office:value="5121">
            <text:p>5121</text:p>
          </table:table-cell>
        </table:table-row>
        <table:table-row table:style-name="ro1">
          <table:table-cell office:value-type="float" office:value="89.7949">
            <text:p>89.7949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90.3636">
            <text:p>90.3636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90.0888">
            <text:p>90.0888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92.6091">
            <text:p>92.6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9.7939">
            <text:p>89.7939</text:p>
          </table:table-cell>
          <table:table-cell office:value-type="float" office:value="2341">
            <text:p>2341</text:p>
          </table:table-cell>
        </table:table-row>
        <table:table-row table:style-name="ro1">
          <table:table-cell office:value-type="float" office:value="89.8481">
            <text:p>89.8481</text:p>
          </table:table-cell>
          <table:table-cell office:value-type="float" office:value="8369">
            <text:p>8369</text:p>
          </table:table-cell>
        </table:table-row>
        <table:table-row table:style-name="ro1">
          <table:table-cell office:value-type="float" office:value="89.5712">
            <text:p>89.5712</text:p>
          </table:table-cell>
          <table:table-cell office:value-type="float" office:value="4523">
            <text:p>4523</text:p>
          </table:table-cell>
        </table:table-row>
        <table:table-row table:style-name="ro1">
          <table:table-cell office:value-type="float" office:value="89.9634">
            <text:p>89.9634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89.7307">
            <text:p>89.7307</text:p>
          </table:table-cell>
          <table:table-cell office:value-type="float" office:value="1633">
            <text:p>1633</text:p>
          </table:table-cell>
        </table:table-row>
        <table:table-row table:style-name="ro1">
          <table:table-cell office:value-type="float" office:value="89.8542">
            <text:p>89.854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89.577">
            <text:p>89.577</text:p>
          </table:table-cell>
          <table:table-cell office:value-type="float" office:value="1971">
            <text:p>1971</text:p>
          </table:table-cell>
        </table:table-row>
        <table:table-row table:style-name="ro1">
          <table:table-cell office:value-type="float" office:value="89.7899">
            <text:p>89.7899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float" office:value="89.3283">
            <text:p>89.3283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89.6343">
            <text:p>89.6343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float" office:value="89.4787">
            <text:p>89.4787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89.5508">
            <text:p>89.5508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89.4614">
            <text:p>89.4614</text:p>
          </table:table-cell>
          <table:table-cell office:value-type="float" office:value="3308">
            <text:p>3308</text:p>
          </table:table-cell>
        </table:table-row>
        <table:table-row table:style-name="ro1">
          <table:table-cell office:value-type="float" office:value="89.1313">
            <text:p>89.1313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89.9363">
            <text:p>89.9363</text:p>
          </table:table-cell>
          <table:table-cell office:value-type="float" office:value="1797">
            <text:p>1797</text:p>
          </table:table-cell>
        </table:table-row>
        <table:table-row table:style-name="ro1">
          <table:table-cell office:value-type="float" office:value="91.3189">
            <text:p>91.318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89.6015">
            <text:p>89.6015</text:p>
          </table:table-cell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89.1877">
            <text:p>89.1877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float" office:value="89.7051">
            <text:p>89.7051</text:p>
          </table:table-cell>
          <table:table-cell office:value-type="float" office:value="2145">
            <text:p>2145</text:p>
          </table:table-cell>
        </table:table-row>
        <table:table-row table:style-name="ro1">
          <table:table-cell office:value-type="float" office:value="89.8335">
            <text:p>89.8335</text:p>
          </table:table-cell>
          <table:table-cell office:value-type="float" office:value="2452">
            <text:p>2452</text:p>
          </table:table-cell>
        </table:table-row>
        <table:table-row table:style-name="ro1">
          <table:table-cell office:value-type="float" office:value="89.3168">
            <text:p>89.3168</text:p>
          </table:table-cell>
          <table:table-cell office:value-type="float" office:value="1053">
            <text:p>1053</text:p>
          </table:table-cell>
        </table:table-row>
        <table:table-row table:style-name="ro1">
          <table:table-cell office:value-type="float" office:value="89.8389">
            <text:p>89.8389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float" office:value="89.506">
            <text:p>89.506</text:p>
          </table:table-cell>
          <table:table-cell office:value-type="float" office:value="2041">
            <text:p>2041</text:p>
          </table:table-cell>
        </table:table-row>
        <table:table-row table:style-name="ro1">
          <table:table-cell office:value-type="float" office:value="89.5924">
            <text:p>89.592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90.3683">
            <text:p>90.3683</text:p>
          </table:table-cell>
          <table:table-cell office:value-type="float" office:value="1367">
            <text:p>1367</text:p>
          </table:table-cell>
        </table:table-row>
        <table:table-row table:style-name="ro1">
          <table:table-cell office:value-type="float" office:value="91.3263">
            <text:p>91.3263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89.8966">
            <text:p>89.8966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90.9644">
            <text:p>90.9644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89.541">
            <text:p>89.541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89.7564">
            <text:p>89.7564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89.9124">
            <text:p>89.9124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94.2741">
            <text:p>94.274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9.2151">
            <text:p>89.2151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89.9137">
            <text:p>89.9137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89.6501">
            <text:p>89.6501</text:p>
          </table:table-cell>
          <table:table-cell office:value-type="float" office:value="5534">
            <text:p>5534</text:p>
          </table:table-cell>
        </table:table-row>
        <table:table-row table:style-name="ro1">
          <table:table-cell office:value-type="float" office:value="90.5025">
            <text:p>90.5025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90.1736">
            <text:p>90.1736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89.4593">
            <text:p>89.4593</text:p>
          </table:table-cell>
          <table:table-cell office:value-type="float" office:value="4263">
            <text:p>4263</text:p>
          </table:table-cell>
        </table:table-row>
        <table:table-row table:style-name="ro1">
          <table:table-cell office:value-type="float" office:value="89.7822">
            <text:p>89.782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89.6851">
            <text:p>89.685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89.3567">
            <text:p>89.3567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float" office:value="89.4261">
            <text:p>89.4261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 office:value-type="float" office:value="89.8807">
            <text:p>89.8807</text:p>
          </table:table-cell>
          <table:table-cell office:value-type="float" office:value="4598">
            <text:p>4598</text:p>
          </table:table-cell>
        </table:table-row>
        <table:table-row table:style-name="ro1">
          <table:table-cell office:value-type="float" office:value="89.3965">
            <text:p>89.3965</text:p>
          </table:table-cell>
          <table:table-cell office:value-type="float" office:value="2795">
            <text:p>2795</text:p>
          </table:table-cell>
        </table:table-row>
        <table:table-row table:style-name="ro1">
          <table:table-cell office:value-type="float" office:value="89.641">
            <text:p>89.641</text:p>
          </table:table-cell>
          <table:table-cell office:value-type="float" office:value="4336">
            <text:p>4336</text:p>
          </table:table-cell>
        </table:table-row>
        <table:table-row table:style-name="ro1">
          <table:table-cell office:value-type="float" office:value="89.7143">
            <text:p>89.7143</text:p>
          </table:table-cell>
          <table:table-cell office:value-type="float" office:value="1786">
            <text:p>1786</text:p>
          </table:table-cell>
        </table:table-row>
        <table:table-row table:style-name="ro1">
          <table:table-cell office:value-type="float" office:value="88.6188">
            <text:p>88.6188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89.5414">
            <text:p>89.5414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89.3992">
            <text:p>89.3992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89.9449">
            <text:p>89.9449</text:p>
          </table:table-cell>
          <table:table-cell office:value-type="float" office:value="1672">
            <text:p>1672</text:p>
          </table:table-cell>
        </table:table-row>
        <table:table-row table:style-name="ro1">
          <table:table-cell office:value-type="float" office:value="89.593">
            <text:p>89.593</text:p>
          </table:table-cell>
          <table:table-cell office:value-type="float" office:value="3247">
            <text:p>3247</text:p>
          </table:table-cell>
        </table:table-row>
        <table:table-row table:style-name="ro1">
          <table:table-cell office:value-type="float" office:value="89.6887">
            <text:p>89.6887</text:p>
          </table:table-cell>
          <table:table-cell office:value-type="float" office:value="5704">
            <text:p>5704</text:p>
          </table:table-cell>
        </table:table-row>
        <table:table-row table:style-name="ro1">
          <table:table-cell office:value-type="float" office:value="89.1877">
            <text:p>89.1877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89.5491">
            <text:p>89.5491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90.5061">
            <text:p>90.5061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89.8406">
            <text:p>89.8406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90.9091">
            <text:p>90.9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9.9007">
            <text:p>89.9007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90.1384">
            <text:p>90.1384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89.5168">
            <text:p>89.5168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89.5535">
            <text:p>89.5535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 office:value-type="float" office:value="89.6516">
            <text:p>89.6516</text:p>
          </table:table-cell>
          <table:table-cell office:value-type="float" office:value="2267">
            <text:p>2267</text:p>
          </table:table-cell>
        </table:table-row>
        <table:table-row table:style-name="ro1">
          <table:table-cell office:value-type="float" office:value="89.6668">
            <text:p>89.6668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 office:value-type="float" office:value="89.782">
            <text:p>89.782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float" office:value="89.3523">
            <text:p>89.3523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89.8887">
            <text:p>89.8887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float" office:value="89.6011">
            <text:p>89.6011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89.4327">
            <text:p>89.4327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float" office:value="89.5044">
            <text:p>89.5044</text:p>
          </table:table-cell>
          <table:table-cell office:value-type="float" office:value="2985">
            <text:p>2985</text:p>
          </table:table-cell>
        </table:table-row>
        <table:table-row table:style-name="ro1">
          <table:table-cell office:value-type="float" office:value="89.3915">
            <text:p>89.3915</text:p>
          </table:table-cell>
          <table:table-cell office:value-type="float" office:value="1791">
            <text:p>1791</text:p>
          </table:table-cell>
        </table:table-row>
        <table:table-row table:style-name="ro1">
          <table:table-cell office:value-type="float" office:value="89.6428">
            <text:p>89.6428</text:p>
          </table:table-cell>
          <table:table-cell office:value-type="float" office:value="1752">
            <text:p>1752</text:p>
          </table:table-cell>
        </table:table-row>
        <table:table-row table:style-name="ro1">
          <table:table-cell office:value-type="float" office:value="89.8471">
            <text:p>89.8471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89.6763">
            <text:p>89.6763</text:p>
          </table:table-cell>
          <table:table-cell office:value-type="float" office:value="5749">
            <text:p>5749</text:p>
          </table:table-cell>
        </table:table-row>
        <table:table-row table:style-name="ro1">
          <table:table-cell office:value-type="float" office:value="89.8437">
            <text:p>89.8437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90.2973">
            <text:p>90.2973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89.4177">
            <text:p>89.4177</text:p>
          </table:table-cell>
          <table:table-cell office:value-type="float" office:value="3651">
            <text:p>3651</text:p>
          </table:table-cell>
        </table:table-row>
        <table:table-row table:style-name="ro1">
          <table:table-cell office:value-type="float" office:value="89.6033">
            <text:p>89.6033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float" office:value="89.4883">
            <text:p>89.4883</text:p>
          </table:table-cell>
          <table:table-cell office:value-type="float" office:value="1633">
            <text:p>1633</text:p>
          </table:table-cell>
        </table:table-row>
        <table:table-row table:style-name="ro1">
          <table:table-cell office:value-type="float" office:value="92.0361">
            <text:p>92.036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9.9421">
            <text:p>89.9421</text:p>
          </table:table-cell>
          <table:table-cell office:value-type="float" office:value="3558">
            <text:p>3558</text:p>
          </table:table-cell>
        </table:table-row>
        <table:table-row table:style-name="ro1">
          <table:table-cell office:value-type="float" office:value="89.5587">
            <text:p>89.5587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float" office:value="89.6142">
            <text:p>89.6142</text:p>
          </table:table-cell>
          <table:table-cell office:value-type="float" office:value="7037">
            <text:p>7037</text:p>
          </table:table-cell>
        </table:table-row>
        <table:table-row table:style-name="ro1">
          <table:table-cell office:value-type="float" office:value="89.4954">
            <text:p>89.4954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float" office:value="89.593">
            <text:p>89.593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float" office:value="89.6165">
            <text:p>89.6165</text:p>
          </table:table-cell>
          <table:table-cell office:value-type="float" office:value="8300">
            <text:p>8300</text:p>
          </table:table-cell>
        </table:table-row>
        <table:table-row table:style-name="ro1">
          <table:table-cell office:value-type="float" office:value="89.4939">
            <text:p>89.4939</text:p>
          </table:table-cell>
          <table:table-cell office:value-type="float" office:value="2961">
            <text:p>2961</text:p>
          </table:table-cell>
        </table:table-row>
        <table:table-row table:style-name="ro1">
          <table:table-cell office:value-type="float" office:value="89.7646">
            <text:p>89.7646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9.2634">
            <text:p>89.2634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float" office:value="90.0919">
            <text:p>90.0919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89.5249">
            <text:p>89.5249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float" office:value="89.7503">
            <text:p>89.7503</text:p>
          </table:table-cell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89.5127">
            <text:p>89.5127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90.1695">
            <text:p>90.169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89.4426">
            <text:p>89.442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89.8319">
            <text:p>89.8319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89.5846">
            <text:p>89.5846</text:p>
          </table:table-cell>
          <table:table-cell office:value-type="float" office:value="5712">
            <text:p>5712</text:p>
          </table:table-cell>
        </table:table-row>
        <table:table-row table:style-name="ro1">
          <table:table-cell office:value-type="float" office:value="89.6123">
            <text:p>89.6123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89.5024">
            <text:p>89.5024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float" office:value="89.8264">
            <text:p>89.8264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float" office:value="90.1357">
            <text:p>90.135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89.6452">
            <text:p>89.6452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89.5936">
            <text:p>89.5936</text:p>
          </table:table-cell>
          <table:table-cell office:value-type="float" office:value="2178">
            <text:p>2178</text:p>
          </table:table-cell>
        </table:table-row>
        <table:table-row table:style-name="ro1">
          <table:table-cell office:value-type="float" office:value="89.6272">
            <text:p>89.6272</text:p>
          </table:table-cell>
          <table:table-cell office:value-type="float" office:value="7344">
            <text:p>7344</text:p>
          </table:table-cell>
        </table:table-row>
        <table:table-row table:style-name="ro1">
          <table:table-cell office:value-type="float" office:value="89.8477">
            <text:p>89.8477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90.0047">
            <text:p>90.0047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89.363">
            <text:p>89.363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89.9149">
            <text:p>89.9149</text:p>
          </table:table-cell>
          <table:table-cell office:value-type="float" office:value="3264">
            <text:p>3264</text:p>
          </table:table-cell>
        </table:table-row>
        <table:table-row table:style-name="ro1">
          <table:table-cell office:value-type="float" office:value="89.7195">
            <text:p>89.7195</text:p>
          </table:table-cell>
          <table:table-cell office:value-type="float" office:value="4281">
            <text:p>4281</text:p>
          </table:table-cell>
        </table:table-row>
        <table:table-row table:style-name="ro1">
          <table:table-cell office:value-type="float" office:value="89.8033">
            <text:p>89.8033</text:p>
          </table:table-cell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89.7029">
            <text:p>89.7029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89.6033">
            <text:p>89.6033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float" office:value="89.4365">
            <text:p>89.4365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89.735">
            <text:p>89.735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float" office:value="90.1965">
            <text:p>90.1965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89.6122">
            <text:p>89.6122</text:p>
          </table:table-cell>
          <table:table-cell office:value-type="float" office:value="3757">
            <text:p>3757</text:p>
          </table:table-cell>
        </table:table-row>
        <table:table-row table:style-name="ro1">
          <table:table-cell office:value-type="float" office:value="89.7929">
            <text:p>89.7929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89.6479">
            <text:p>89.6479</text:p>
          </table:table-cell>
          <table:table-cell office:value-type="float" office:value="8602">
            <text:p>8602</text:p>
          </table:table-cell>
        </table:table-row>
        <table:table-row table:style-name="ro1">
          <table:table-cell office:value-type="float" office:value="90.1419">
            <text:p>90.1419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90.7268">
            <text:p>90.726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89.719">
            <text:p>89.719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float" office:value="89.9479">
            <text:p>89.9479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float" office:value="89.3891">
            <text:p>89.3891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88.7012">
            <text:p>88.7012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89.5289">
            <text:p>89.5289</text:p>
          </table:table-cell>
          <table:table-cell office:value-type="float" office:value="2876">
            <text:p>2876</text:p>
          </table:table-cell>
        </table:table-row>
        <table:table-row table:style-name="ro1">
          <table:table-cell office:value-type="float" office:value="90.5944">
            <text:p>90.594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89.288">
            <text:p>89.288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float" office:value="89.9149">
            <text:p>89.9149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89.6701">
            <text:p>89.6701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89.5047">
            <text:p>89.5047</text:p>
          </table:table-cell>
          <table:table-cell office:value-type="float" office:value="3387">
            <text:p>3387</text:p>
          </table:table-cell>
        </table:table-row>
        <table:table-row table:style-name="ro1">
          <table:table-cell office:value-type="float" office:value="89.9939">
            <text:p>89.9939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88.771">
            <text:p>88.771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89.2634">
            <text:p>89.2634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89.3044">
            <text:p>89.3044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89.6634">
            <text:p>89.6634</text:p>
          </table:table-cell>
          <table:table-cell office:value-type="float" office:value="3561">
            <text:p>3561</text:p>
          </table:table-cell>
        </table:table-row>
        <table:table-row table:style-name="ro1">
          <table:table-cell office:value-type="float" office:value="89.8999">
            <text:p>89.8999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office:value-type="float" office:value="89.6511">
            <text:p>89.6511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89.3363">
            <text:p>89.3363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89.5847">
            <text:p>89.5847</text:p>
          </table:table-cell>
          <table:table-cell office:value-type="float" office:value="6277">
            <text:p>6277</text:p>
          </table:table-cell>
        </table:table-row>
        <table:table-row table:style-name="ro1">
          <table:table-cell office:value-type="float" office:value="89.6934">
            <text:p>89.6934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89.8593">
            <text:p>89.8593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float" office:value="89.722">
            <text:p>89.722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float" office:value="91.8952">
            <text:p>91.895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9.4684">
            <text:p>89.4684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 office:value-type="float" office:value="89.6478">
            <text:p>89.6478</text:p>
          </table:table-cell>
          <table:table-cell office:value-type="float" office:value="7935">
            <text:p>7935</text:p>
          </table:table-cell>
        </table:table-row>
        <table:table-row table:style-name="ro1">
          <table:table-cell office:value-type="float" office:value="89.8731">
            <text:p>89.8731</text:p>
          </table:table-cell>
          <table:table-cell office:value-type="float" office:value="3306">
            <text:p>3306</text:p>
          </table:table-cell>
        </table:table-row>
        <table:table-row table:style-name="ro1">
          <table:table-cell office:value-type="float" office:value="89.2503">
            <text:p>89.2503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89.771">
            <text:p>89.771</text:p>
          </table:table-cell>
          <table:table-cell office:value-type="float" office:value="5125">
            <text:p>5125</text:p>
          </table:table-cell>
        </table:table-row>
        <table:table-row table:style-name="ro1">
          <table:table-cell office:value-type="float" office:value="89.7452">
            <text:p>89.7452</text:p>
          </table:table-cell>
          <table:table-cell office:value-type="float" office:value="3620">
            <text:p>3620</text:p>
          </table:table-cell>
        </table:table-row>
        <table:table-row table:style-name="ro1">
          <table:table-cell office:value-type="float" office:value="89.8255">
            <text:p>89.8255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89.0573">
            <text:p>89.0573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89.8165">
            <text:p>89.8165</text:p>
          </table:table-cell>
          <table:table-cell office:value-type="float" office:value="4376">
            <text:p>4376</text:p>
          </table:table-cell>
        </table:table-row>
        <table:table-row table:style-name="ro1">
          <table:table-cell office:value-type="float" office:value="90.2051">
            <text:p>90.2051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89.6942">
            <text:p>89.6942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9.3194">
            <text:p>89.3194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float" office:value="93.3432">
            <text:p>93.343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8.8329">
            <text:p>88.8329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89.4672">
            <text:p>89.4672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float" office:value="89.6305">
            <text:p>89.6305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89.8643">
            <text:p>89.8643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89.7232">
            <text:p>89.7232</text:p>
          </table:table-cell>
          <table:table-cell office:value-type="float" office:value="2699">
            <text:p>2699</text:p>
          </table:table-cell>
        </table:table-row>
        <table:table-row table:style-name="ro1">
          <table:table-cell office:value-type="float" office:value="89.3656">
            <text:p>89.3656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float" office:value="90.0453">
            <text:p>90.045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89.8271">
            <text:p>89.8271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89.6079">
            <text:p>89.6079</text:p>
          </table:table-cell>
          <table:table-cell office:value-type="float" office:value="3452">
            <text:p>3452</text:p>
          </table:table-cell>
        </table:table-row>
        <table:table-row table:style-name="ro1">
          <table:table-cell office:value-type="float" office:value="89.6359">
            <text:p>89.6359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89.3657">
            <text:p>89.3657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89.8828">
            <text:p>89.8828</text:p>
          </table:table-cell>
          <table:table-cell office:value-type="float" office:value="1992">
            <text:p>1992</text:p>
          </table:table-cell>
        </table:table-row>
        <table:table-row table:style-name="ro1">
          <table:table-cell office:value-type="float" office:value="89.7942">
            <text:p>89.7942</text:p>
          </table:table-cell>
          <table:table-cell office:value-type="float" office:value="2538">
            <text:p>2538</text:p>
          </table:table-cell>
        </table:table-row>
        <table:table-row table:style-name="ro1">
          <table:table-cell office:value-type="float" office:value="89.6474">
            <text:p>89.6474</text:p>
          </table:table-cell>
          <table:table-cell office:value-type="float" office:value="16115">
            <text:p>16115</text:p>
          </table:table-cell>
        </table:table-row>
        <table:table-row table:style-name="ro1">
          <table:table-cell office:value-type="float" office:value="89.7291">
            <text:p>89.7291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90.2833">
            <text:p>90.2833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89.837">
            <text:p>89.837</text:p>
          </table:table-cell>
          <table:table-cell office:value-type="float" office:value="2603">
            <text:p>2603</text:p>
          </table:table-cell>
        </table:table-row>
        <table:table-row table:style-name="ro1">
          <table:table-cell office:value-type="float" office:value="89.7437">
            <text:p>89.7437</text:p>
          </table:table-cell>
          <table:table-cell office:value-type="float" office:value="5142">
            <text:p>5142</text:p>
          </table:table-cell>
        </table:table-row>
        <table:table-row table:style-name="ro1">
          <table:table-cell office:value-type="float" office:value="90.4615">
            <text:p>90.4615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89.4159">
            <text:p>89.4159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89.9859">
            <text:p>89.9859</text:p>
          </table:table-cell>
          <table:table-cell office:value-type="float" office:value="3597">
            <text:p>3597</text:p>
          </table:table-cell>
        </table:table-row>
        <table:table-row table:style-name="ro1">
          <table:table-cell office:value-type="float" office:value="89.5526">
            <text:p>89.5526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office:value-type="float" office:value="88.8839">
            <text:p>88.8839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89.9123">
            <text:p>89.9123</text:p>
          </table:table-cell>
          <table:table-cell office:value-type="float" office:value="4175">
            <text:p>4175</text:p>
          </table:table-cell>
        </table:table-row>
        <table:table-row table:style-name="ro1">
          <table:table-cell office:value-type="float" office:value="89.6416">
            <text:p>89.6416</text:p>
          </table:table-cell>
          <table:table-cell office:value-type="float" office:value="4620">
            <text:p>4620</text:p>
          </table:table-cell>
        </table:table-row>
        <table:table-row table:style-name="ro1">
          <table:table-cell office:value-type="float" office:value="89.6549">
            <text:p>89.6549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89.6383">
            <text:p>89.6383</text:p>
          </table:table-cell>
          <table:table-cell office:value-type="float" office:value="2988">
            <text:p>2988</text:p>
          </table:table-cell>
        </table:table-row>
        <table:table-row table:style-name="ro1">
          <table:table-cell office:value-type="float" office:value="89.5784">
            <text:p>89.5784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89.6395">
            <text:p>89.6395</text:p>
          </table:table-cell>
          <table:table-cell office:value-type="float" office:value="7354">
            <text:p>7354</text:p>
          </table:table-cell>
        </table:table-row>
        <table:table-row table:style-name="ro1">
          <table:table-cell office:value-type="float" office:value="89.1787">
            <text:p>89.178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89.8134">
            <text:p>89.8134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89.4348">
            <text:p>89.4348</text:p>
          </table:table-cell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89.6185">
            <text:p>89.6185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89.6435">
            <text:p>89.6435</text:p>
          </table:table-cell>
          <table:table-cell office:value-type="float" office:value="3386">
            <text:p>3386</text:p>
          </table:table-cell>
        </table:table-row>
        <table:table-row table:style-name="ro1">
          <table:table-cell office:value-type="float" office:value="89.4263">
            <text:p>89.4263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float" office:value="90.3115">
            <text:p>90.3115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93.7367">
            <text:p>93.736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89.0724">
            <text:p>89.0724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89.4365">
            <text:p>89.4365</text:p>
          </table:table-cell>
          <table:table-cell office:value-type="float" office:value="2452">
            <text:p>2452</text:p>
          </table:table-cell>
        </table:table-row>
        <table:table-row table:style-name="ro1">
          <table:table-cell office:value-type="float" office:value="89.8178">
            <text:p>89.8178</text:p>
          </table:table-cell>
          <table:table-cell office:value-type="float" office:value="4369">
            <text:p>4369</text:p>
          </table:table-cell>
        </table:table-row>
        <table:table-row table:style-name="ro1">
          <table:table-cell office:value-type="float" office:value="89.8294">
            <text:p>89.8294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89.4285">
            <text:p>89.4285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89.9297">
            <text:p>89.9297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office:value-type="float" office:value="89.6186">
            <text:p>89.6186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9.6364">
            <text:p>89.6364</text:p>
          </table:table-cell>
          <table:table-cell office:value-type="float" office:value="3176">
            <text:p>3176</text:p>
          </table:table-cell>
        </table:table-row>
        <table:table-row table:style-name="ro1">
          <table:table-cell office:value-type="float" office:value="89.7134">
            <text:p>89.7134</text:p>
          </table:table-cell>
          <table:table-cell office:value-type="float" office:value="2257">
            <text:p>2257</text:p>
          </table:table-cell>
        </table:table-row>
        <table:table-row table:style-name="ro1">
          <table:table-cell office:value-type="float" office:value="89.6052">
            <text:p>89.6052</text:p>
          </table:table-cell>
          <table:table-cell office:value-type="float" office:value="2259">
            <text:p>2259</text:p>
          </table:table-cell>
        </table:table-row>
        <table:table-row table:style-name="ro1">
          <table:table-cell office:value-type="float" office:value="89.6679">
            <text:p>89.6679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89.9256">
            <text:p>89.9256</text:p>
          </table:table-cell>
          <table:table-cell office:value-type="float" office:value="2965">
            <text:p>2965</text:p>
          </table:table-cell>
        </table:table-row>
        <table:table-row table:style-name="ro1">
          <table:table-cell office:value-type="float" office:value="89.4959">
            <text:p>89.4959</text:p>
          </table:table-cell>
          <table:table-cell office:value-type="float" office:value="1345">
            <text:p>1345</text:p>
          </table:table-cell>
        </table:table-row>
        <table:table-row table:style-name="ro1">
          <table:table-cell office:value-type="float" office:value="90.1308">
            <text:p>90.1308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89.0835">
            <text:p>89.0835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89.65">
            <text:p>89.6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9.5844">
            <text:p>89.5844</text:p>
          </table:table-cell>
          <table:table-cell office:value-type="float" office:value="4256">
            <text:p>4256</text:p>
          </table:table-cell>
        </table:table-row>
        <table:table-row table:style-name="ro1">
          <table:table-cell office:value-type="float" office:value="89.7825">
            <text:p>89.7825</text:p>
          </table:table-cell>
          <table:table-cell office:value-type="float" office:value="7212">
            <text:p>7212</text:p>
          </table:table-cell>
        </table:table-row>
        <table:table-row table:style-name="ro1">
          <table:table-cell office:value-type="float" office:value="90.1056">
            <text:p>90.1056</text:p>
          </table:table-cell>
          <table:table-cell office:value-type="float" office:value="2939">
            <text:p>2939</text:p>
          </table:table-cell>
        </table:table-row>
        <table:table-row table:style-name="ro1">
          <table:table-cell office:value-type="float" office:value="90.7188">
            <text:p>90.718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89.7473">
            <text:p>89.7473</text:p>
          </table:table-cell>
          <table:table-cell office:value-type="float" office:value="2897">
            <text:p>2897</text:p>
          </table:table-cell>
        </table:table-row>
        <table:table-row table:style-name="ro1">
          <table:table-cell office:value-type="float" office:value="89.5102">
            <text:p>89.5102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 office:value-type="float" office:value="89.8706">
            <text:p>89.8706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89.4336">
            <text:p>89.4336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float" office:value="89.5609">
            <text:p>89.5609</text:p>
          </table:table-cell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89.9874">
            <text:p>89.9874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89.4643">
            <text:p>89.4643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90.4134">
            <text:p>90.4134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90.4944">
            <text:p>90.4944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89.7648">
            <text:p>89.7648</text:p>
          </table:table-cell>
          <table:table-cell office:value-type="float" office:value="4141">
            <text:p>4141</text:p>
          </table:table-cell>
        </table:table-row>
        <table:table-row table:style-name="ro1">
          <table:table-cell office:value-type="float" office:value="89.656">
            <text:p>89.656</text:p>
          </table:table-cell>
          <table:table-cell office:value-type="float" office:value="2797">
            <text:p>2797</text:p>
          </table:table-cell>
        </table:table-row>
        <table:table-row table:style-name="ro1">
          <table:table-cell office:value-type="float" office:value="90.0024">
            <text:p>90.0024</text:p>
          </table:table-cell>
          <table:table-cell office:value-type="float" office:value="1335">
            <text:p>1335</text:p>
          </table:table-cell>
        </table:table-row>
        <table:table-row table:style-name="ro1">
          <table:table-cell office:value-type="float" office:value="89.5044">
            <text:p>89.5044</text:p>
          </table:table-cell>
          <table:table-cell office:value-type="float" office:value="2748">
            <text:p>2748</text:p>
          </table:table-cell>
        </table:table-row>
        <table:table-row table:style-name="ro1">
          <table:table-cell office:value-type="float" office:value="90.1089">
            <text:p>90.1089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89.4622">
            <text:p>89.4622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89.7797">
            <text:p>89.7797</text:p>
          </table:table-cell>
          <table:table-cell office:value-type="float" office:value="2351">
            <text:p>2351</text:p>
          </table:table-cell>
        </table:table-row>
        <table:table-row table:style-name="ro1">
          <table:table-cell office:value-type="float" office:value="89.6447">
            <text:p>89.6447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90.1883">
            <text:p>90.1883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float" office:value="89.2748">
            <text:p>89.2748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float" office:value="89.6401">
            <text:p>89.6401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float" office:value="89.6987">
            <text:p>89.6987</text:p>
          </table:table-cell>
          <table:table-cell office:value-type="float" office:value="2175">
            <text:p>2175</text:p>
          </table:table-cell>
        </table:table-row>
        <table:table-row table:style-name="ro1">
          <table:table-cell office:value-type="float" office:value="89.8433">
            <text:p>89.8433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89.5765">
            <text:p>89.5765</text:p>
          </table:table-cell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89.5942">
            <text:p>89.5942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89.2291">
            <text:p>89.2291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89.2001">
            <text:p>89.2001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float" office:value="89.5011">
            <text:p>89.5011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89.6859">
            <text:p>89.6859</text:p>
          </table:table-cell>
          <table:table-cell office:value-type="float" office:value="7390">
            <text:p>7390</text:p>
          </table:table-cell>
        </table:table-row>
        <table:table-row table:style-name="ro1">
          <table:table-cell office:value-type="float" office:value="90.0737">
            <text:p>90.073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89.741">
            <text:p>89.74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89.6854">
            <text:p>89.6854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89.5728">
            <text:p>89.5728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89.7317">
            <text:p>89.7317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float" office:value="89.5006">
            <text:p>89.5006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89.8276">
            <text:p>89.8276</text:p>
          </table:table-cell>
          <table:table-cell office:value-type="float" office:value="2881">
            <text:p>2881</text:p>
          </table:table-cell>
        </table:table-row>
        <table:table-row table:style-name="ro1">
          <table:table-cell office:value-type="float" office:value="89.3432">
            <text:p>89.3432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89.5573">
            <text:p>89.5573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89.561">
            <text:p>89.561</text:p>
          </table:table-cell>
          <table:table-cell office:value-type="float" office:value="2363">
            <text:p>2363</text:p>
          </table:table-cell>
        </table:table-row>
        <table:table-row table:style-name="ro1">
          <table:table-cell office:value-type="float" office:value="89.7131">
            <text:p>89.7131</text:p>
          </table:table-cell>
          <table:table-cell office:value-type="float" office:value="5762">
            <text:p>5762</text:p>
          </table:table-cell>
        </table:table-row>
        <table:table-row table:style-name="ro1">
          <table:table-cell office:value-type="float" office:value="89.6455">
            <text:p>89.6455</text:p>
          </table:table-cell>
          <table:table-cell office:value-type="float" office:value="4902">
            <text:p>4902</text:p>
          </table:table-cell>
        </table:table-row>
        <table:table-row table:style-name="ro1">
          <table:table-cell office:value-type="float" office:value="92.1327">
            <text:p>92.13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0.3002">
            <text:p>90.3002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89.5291">
            <text:p>89.5291</text:p>
          </table:table-cell>
          <table:table-cell office:value-type="float" office:value="9924">
            <text:p>9924</text:p>
          </table:table-cell>
        </table:table-row>
        <table:table-row table:style-name="ro1">
          <table:table-cell office:value-type="float" office:value="89.5325">
            <text:p>89.5325</text:p>
          </table:table-cell>
          <table:table-cell office:value-type="float" office:value="6425">
            <text:p>6425</text:p>
          </table:table-cell>
        </table:table-row>
        <table:table-row table:style-name="ro1">
          <table:table-cell office:value-type="float" office:value="89.6461">
            <text:p>89.6461</text:p>
          </table:table-cell>
          <table:table-cell office:value-type="float" office:value="3173">
            <text:p>3173</text:p>
          </table:table-cell>
        </table:table-row>
        <table:table-row table:style-name="ro1">
          <table:table-cell office:value-type="float" office:value="89.7043">
            <text:p>89.7043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9.2958">
            <text:p>89.2958</text:p>
          </table:table-cell>
          <table:table-cell office:value-type="float" office:value="1322">
            <text:p>1322</text:p>
          </table:table-cell>
        </table:table-row>
        <table:table-row table:style-name="ro1">
          <table:table-cell office:value-type="float" office:value="89.6643">
            <text:p>89.6643</text:p>
          </table:table-cell>
          <table:table-cell office:value-type="float" office:value="3735">
            <text:p>3735</text:p>
          </table:table-cell>
        </table:table-row>
        <table:table-row table:style-name="ro1">
          <table:table-cell office:value-type="float" office:value="90.1468">
            <text:p>90.1468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89.861">
            <text:p>89.861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float" office:value="89.5514">
            <text:p>89.5514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float" office:value="90.0274">
            <text:p>90.0274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88.938">
            <text:p>88.93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89.3972">
            <text:p>89.3972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89.869">
            <text:p>89.869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float" office:value="89.8931">
            <text:p>89.8931</text:p>
          </table:table-cell>
          <table:table-cell office:value-type="float" office:value="6764">
            <text:p>6764</text:p>
          </table:table-cell>
        </table:table-row>
        <table:table-row table:style-name="ro1">
          <table:table-cell office:value-type="float" office:value="90.0491">
            <text:p>90.0491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89.6555">
            <text:p>89.6555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float" office:value="89.5465">
            <text:p>89.546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89.3403">
            <text:p>89.3403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9.9483">
            <text:p>89.9483</text:p>
          </table:table-cell>
          <table:table-cell office:value-type="float" office:value="1849">
            <text:p>1849</text:p>
          </table:table-cell>
        </table:table-row>
        <table:table-row table:style-name="ro1">
          <table:table-cell office:value-type="float" office:value="89.6803">
            <text:p>89.6803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88.9739">
            <text:p>88.9739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90.5749">
            <text:p>90.5749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89.5885">
            <text:p>89.5885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89.919">
            <text:p>89.919</text:p>
          </table:table-cell>
          <table:table-cell office:value-type="float" office:value="4241">
            <text:p>4241</text:p>
          </table:table-cell>
        </table:table-row>
        <table:table-row table:style-name="ro1">
          <table:table-cell office:value-type="float" office:value="89.7025">
            <text:p>89.7025</text:p>
          </table:table-cell>
          <table:table-cell office:value-type="float" office:value="1335">
            <text:p>1335</text:p>
          </table:table-cell>
        </table:table-row>
        <table:table-row table:style-name="ro1">
          <table:table-cell office:value-type="float" office:value="89.8835">
            <text:p>89.8835</text:p>
          </table:table-cell>
          <table:table-cell office:value-type="float" office:value="2519">
            <text:p>2519</text:p>
          </table:table-cell>
        </table:table-row>
        <table:table-row table:style-name="ro1">
          <table:table-cell office:value-type="float" office:value="89.8972">
            <text:p>89.8972</text:p>
          </table:table-cell>
          <table:table-cell office:value-type="float" office:value="2312">
            <text:p>2312</text:p>
          </table:table-cell>
        </table:table-row>
        <table:table-row table:style-name="ro1">
          <table:table-cell office:value-type="float" office:value="89.3536">
            <text:p>89.35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9.4481">
            <text:p>89.4481</text:p>
          </table:table-cell>
          <table:table-cell office:value-type="float" office:value="4433">
            <text:p>4433</text:p>
          </table:table-cell>
        </table:table-row>
        <table:table-row table:style-name="ro1">
          <table:table-cell office:value-type="float" office:value="90.427">
            <text:p>90.427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89.7281">
            <text:p>89.7281</text:p>
          </table:table-cell>
          <table:table-cell office:value-type="float" office:value="3843">
            <text:p>3843</text:p>
          </table:table-cell>
        </table:table-row>
        <table:table-row table:style-name="ro1">
          <table:table-cell office:value-type="float" office:value="89.8607">
            <text:p>89.8607</text:p>
          </table:table-cell>
          <table:table-cell office:value-type="float" office:value="5773">
            <text:p>5773</text:p>
          </table:table-cell>
        </table:table-row>
        <table:table-row table:style-name="ro1">
          <table:table-cell office:value-type="float" office:value="89.5651">
            <text:p>89.5651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89.5627">
            <text:p>89.5627</text:p>
          </table:table-cell>
          <table:table-cell office:value-type="float" office:value="2136">
            <text:p>2136</text:p>
          </table:table-cell>
        </table:table-row>
        <table:table-row table:style-name="ro1">
          <table:table-cell office:value-type="float" office:value="89.9985">
            <text:p>89.9985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90.0147">
            <text:p>90.0147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float" office:value="90.7691">
            <text:p>90.7691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89.2967">
            <text:p>89.2967</text:p>
          </table:table-cell>
          <table:table-cell office:value-type="float" office:value="1949">
            <text:p>1949</text:p>
          </table:table-cell>
        </table:table-row>
        <table:table-row table:style-name="ro1">
          <table:table-cell office:value-type="float" office:value="89.4323">
            <text:p>89.4323</text:p>
          </table:table-cell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89.7778">
            <text:p>89.7778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89.6738">
            <text:p>89.6738</text:p>
          </table:table-cell>
          <table:table-cell office:value-type="float" office:value="3284">
            <text:p>3284</text:p>
          </table:table-cell>
        </table:table-row>
        <table:table-row table:style-name="ro1">
          <table:table-cell office:value-type="float" office:value="89.2156">
            <text:p>89.2156</text:p>
          </table:table-cell>
          <table:table-cell office:value-type="float" office:value="3372">
            <text:p>3372</text:p>
          </table:table-cell>
        </table:table-row>
        <table:table-row table:style-name="ro1">
          <table:table-cell office:value-type="float" office:value="89.4042">
            <text:p>89.4042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89.8613">
            <text:p>89.8613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float" office:value="89.4108">
            <text:p>89.4108</text:p>
          </table:table-cell>
          <table:table-cell office:value-type="float" office:value="2166">
            <text:p>2166</text:p>
          </table:table-cell>
        </table:table-row>
        <table:table-row table:style-name="ro1">
          <table:table-cell office:value-type="float" office:value="89.8038">
            <text:p>89.8038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89.1769">
            <text:p>89.1769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9.1807">
            <text:p>89.1807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90.8283">
            <text:p>90.828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89.9823">
            <text:p>89.9823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89.5465">
            <text:p>89.5465</text:p>
          </table:table-cell>
          <table:table-cell office:value-type="float" office:value="2171">
            <text:p>2171</text:p>
          </table:table-cell>
        </table:table-row>
        <table:table-row table:style-name="ro1">
          <table:table-cell office:value-type="float" office:value="91.265">
            <text:p>91.26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89.7246">
            <text:p>89.7246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8.3809">
            <text:p>88.3809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89.4561">
            <text:p>89.4561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89.2893">
            <text:p>89.2893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89.6157">
            <text:p>89.6157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89.4374">
            <text:p>89.4374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89.6207">
            <text:p>89.6207</text:p>
          </table:table-cell>
          <table:table-cell office:value-type="float" office:value="5075">
            <text:p>5075</text:p>
          </table:table-cell>
        </table:table-row>
        <table:table-row table:style-name="ro1">
          <table:table-cell office:value-type="float" office:value="89.7585">
            <text:p>89.7585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89.732">
            <text:p>89.732</text:p>
          </table:table-cell>
          <table:table-cell office:value-type="float" office:value="2798">
            <text:p>2798</text:p>
          </table:table-cell>
        </table:table-row>
        <table:table-row table:style-name="ro1">
          <table:table-cell office:value-type="float" office:value="89.0682">
            <text:p>89.0682</text:p>
          </table:table-cell>
          <table:table-cell office:value-type="float" office:value="2363">
            <text:p>2363</text:p>
          </table:table-cell>
        </table:table-row>
        <table:table-row table:style-name="ro1">
          <table:table-cell office:value-type="float" office:value="89.9135">
            <text:p>89.9135</text:p>
          </table:table-cell>
          <table:table-cell office:value-type="float" office:value="2740">
            <text:p>2740</text:p>
          </table:table-cell>
        </table:table-row>
        <table:table-row table:style-name="ro1">
          <table:table-cell office:value-type="float" office:value="89.7159">
            <text:p>89.7159</text:p>
          </table:table-cell>
          <table:table-cell office:value-type="float" office:value="3698">
            <text:p>3698</text:p>
          </table:table-cell>
        </table:table-row>
        <table:table-row table:style-name="ro1">
          <table:table-cell office:value-type="float" office:value="89.6062">
            <text:p>89.6062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89.3966">
            <text:p>89.3966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89.7393">
            <text:p>89.7393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float" office:value="90.3514">
            <text:p>90.3514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88.8837">
            <text:p>88.8837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89.6376">
            <text:p>89.6376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89.5266">
            <text:p>89.5266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float" office:value="90.0132">
            <text:p>90.0132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 office:value-type="float" office:value="88.8732">
            <text:p>88.8732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90.3446">
            <text:p>90.3446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89.7179">
            <text:p>89.7179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89.6766">
            <text:p>89.6766</text:p>
          </table:table-cell>
          <table:table-cell office:value-type="float" office:value="4831">
            <text:p>4831</text:p>
          </table:table-cell>
        </table:table-row>
        <table:table-row table:style-name="ro1">
          <table:table-cell office:value-type="float" office:value="89.7499">
            <text:p>89.7499</text:p>
          </table:table-cell>
          <table:table-cell office:value-type="float" office:value="2658">
            <text:p>2658</text:p>
          </table:table-cell>
        </table:table-row>
        <table:table-row table:style-name="ro1">
          <table:table-cell office:value-type="float" office:value="89.5842">
            <text:p>89.584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0.0381">
            <text:p>90.0381</text:p>
          </table:table-cell>
          <table:table-cell office:value-type="float" office:value="1399">
            <text:p>1399</text:p>
          </table:table-cell>
        </table:table-row>
        <table:table-row table:style-name="ro1">
          <table:table-cell office:value-type="float" office:value="90.3248">
            <text:p>90.3248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90.1139">
            <text:p>90.1139</text:p>
          </table:table-cell>
          <table:table-cell office:value-type="float" office:value="3210">
            <text:p>3210</text:p>
          </table:table-cell>
        </table:table-row>
        <table:table-row table:style-name="ro1">
          <table:table-cell office:value-type="float" office:value="88.9771">
            <text:p>88.9771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89.791">
            <text:p>89.791</text:p>
          </table:table-cell>
          <table:table-cell office:value-type="float" office:value="1176">
            <text:p>1176</text:p>
          </table:table-cell>
        </table:table-row>
        <table:table-row table:style-name="ro1">
          <table:table-cell office:value-type="float" office:value="89.2969">
            <text:p>89.2969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 office:value-type="float" office:value="89.5077">
            <text:p>89.5077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90.0881">
            <text:p>90.0881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float" office:value="89.6439">
            <text:p>89.6439</text:p>
          </table:table-cell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89.3996">
            <text:p>89.3996</text:p>
          </table:table-cell>
          <table:table-cell office:value-type="float" office:value="4668">
            <text:p>4668</text:p>
          </table:table-cell>
        </table:table-row>
        <table:table-row table:style-name="ro1">
          <table:table-cell office:value-type="float" office:value="89.5278">
            <text:p>89.5278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89.8633">
            <text:p>89.8633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float" office:value="89.2755">
            <text:p>89.2755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float" office:value="89.987">
            <text:p>89.987</text:p>
          </table:table-cell>
          <table:table-cell office:value-type="float" office:value="2823">
            <text:p>2823</text:p>
          </table:table-cell>
        </table:table-row>
        <table:table-row table:style-name="ro1">
          <table:table-cell office:value-type="float" office:value="89.7842">
            <text:p>89.7842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89.1325">
            <text:p>89.1325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89.4875">
            <text:p>89.4875</text:p>
          </table:table-cell>
          <table:table-cell office:value-type="float" office:value="1208">
            <text:p>1208</text:p>
          </table:table-cell>
        </table:table-row>
        <table:table-row table:style-name="ro1">
          <table:table-cell office:value-type="float" office:value="89.3139">
            <text:p>89.3139</text:p>
          </table:table-cell>
          <table:table-cell office:value-type="float" office:value="2694">
            <text:p>2694</text:p>
          </table:table-cell>
        </table:table-row>
        <table:table-row table:style-name="ro1">
          <table:table-cell office:value-type="float" office:value="89.3915">
            <text:p>89.3915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89.4924">
            <text:p>89.4924</text:p>
          </table:table-cell>
          <table:table-cell office:value-type="float" office:value="3703">
            <text:p>3703</text:p>
          </table:table-cell>
        </table:table-row>
        <table:table-row table:style-name="ro1">
          <table:table-cell office:value-type="float" office:value="90.3398">
            <text:p>90.3398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89.4018">
            <text:p>89.4018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89.9649">
            <text:p>89.9649</text:p>
          </table:table-cell>
          <table:table-cell office:value-type="float" office:value="3183">
            <text:p>3183</text:p>
          </table:table-cell>
        </table:table-row>
        <table:table-row table:style-name="ro1">
          <table:table-cell office:value-type="float" office:value="89.8511">
            <text:p>89.8511</text:p>
          </table:table-cell>
          <table:table-cell office:value-type="float" office:value="4508">
            <text:p>4508</text:p>
          </table:table-cell>
        </table:table-row>
        <table:table-row table:style-name="ro1">
          <table:table-cell office:value-type="float" office:value="89.5694">
            <text:p>89.5694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office:value-type="float" office:value="89.5896">
            <text:p>89.5896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89.8858">
            <text:p>89.8858</text:p>
          </table:table-cell>
          <table:table-cell office:value-type="float" office:value="3089">
            <text:p>3089</text:p>
          </table:table-cell>
        </table:table-row>
        <table:table-row table:style-name="ro1">
          <table:table-cell office:value-type="float" office:value="89.526">
            <text:p>89.526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91.5572">
            <text:p>91.55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9.9012">
            <text:p>89.9012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float" office:value="89.9986">
            <text:p>89.998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9.1179">
            <text:p>89.1179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89.5595">
            <text:p>89.5595</text:p>
          </table:table-cell>
          <table:table-cell office:value-type="float" office:value="10315">
            <text:p>10315</text:p>
          </table:table-cell>
        </table:table-row>
        <table:table-row table:style-name="ro1">
          <table:table-cell office:value-type="float" office:value="89.1014">
            <text:p>89.1014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89.4162">
            <text:p>89.4162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float" office:value="90.3126">
            <text:p>90.3126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9.6559">
            <text:p>89.6559</text:p>
          </table:table-cell>
          <table:table-cell office:value-type="float" office:value="8541">
            <text:p>8541</text:p>
          </table:table-cell>
        </table:table-row>
        <table:table-row table:style-name="ro1">
          <table:table-cell office:value-type="float" office:value="89.7571">
            <text:p>89.7571</text:p>
          </table:table-cell>
          <table:table-cell office:value-type="float" office:value="1676">
            <text:p>1676</text:p>
          </table:table-cell>
        </table:table-row>
        <table:table-row table:style-name="ro1">
          <table:table-cell office:value-type="float" office:value="89.869">
            <text:p>89.869</text:p>
          </table:table-cell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89.9146">
            <text:p>89.9146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88.7152">
            <text:p>88.7152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89.752">
            <text:p>89.752</text:p>
          </table:table-cell>
          <table:table-cell office:value-type="float" office:value="2711">
            <text:p>2711</text:p>
          </table:table-cell>
        </table:table-row>
        <table:table-row table:style-name="ro1">
          <table:table-cell office:value-type="float" office:value="89.3224">
            <text:p>89.3224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office:value-type="float" office:value="89.9944">
            <text:p>89.9944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89.3377">
            <text:p>89.3377</text:p>
          </table:table-cell>
          <table:table-cell office:value-type="float" office:value="2818">
            <text:p>2818</text:p>
          </table:table-cell>
        </table:table-row>
        <table:table-row table:style-name="ro1">
          <table:table-cell office:value-type="float" office:value="89.969">
            <text:p>89.969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90.1623">
            <text:p>90.1623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float" office:value="89.6086">
            <text:p>89.6086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90.7193">
            <text:p>90.7193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89.8845">
            <text:p>89.8845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float" office:value="89.2224">
            <text:p>89.2224</text:p>
          </table:table-cell>
          <table:table-cell office:value-type="float" office:value="2162">
            <text:p>2162</text:p>
          </table:table-cell>
        </table:table-row>
        <table:table-row table:style-name="ro1">
          <table:table-cell office:value-type="float" office:value="88.8958">
            <text:p>88.8958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89.458">
            <text:p>89.458</text:p>
          </table:table-cell>
          <table:table-cell office:value-type="float" office:value="1754">
            <text:p>1754</text:p>
          </table:table-cell>
        </table:table-row>
        <table:table-row table:style-name="ro1">
          <table:table-cell office:value-type="float" office:value="90.3128">
            <text:p>90.3128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89.6531">
            <text:p>89.653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9.2193">
            <text:p>89.219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table:formula="of:=SUM([.A1:.A500])/500" office:value-type="float" office:value="89.7502418">
            <text:p>89.7502418</text:p>
          </table:table-cell>
          <table:table-cell table:formula="of:=SUM([.B1:.B500])/500" office:value-type="float" office:value="2001.226">
            <text:p>2001.2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0:3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0:35:54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